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Bengali1" svg:font-family="'Noto Sans Bengal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engali" svg:font-family="'Noto Sans Bengal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bb6a" officeooo:paragraph-rsid="0005bb6a"/>
    </style:style>
    <style:style style:name="P2" style:family="paragraph" style:parent-style-name="Standard">
      <style:paragraph-properties fo:text-align="start" style:justify-single-word="false"/>
      <style:text-properties officeooo:rsid="0005bb6a" officeooo:paragraph-rsid="0005bb6a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bb6a" officeooo:paragraph-rsid="0005bb6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73d1c" officeooo:paragraph-rsid="00073d1c" style:font-weight-asian="bold" style:font-weight-complex="bold"/>
    </style:style>
    <style:style style:name="P5" style:family="paragraph" style:parent-style-name="Standard">
      <style:paragraph-properties style:line-height-at-least="0.2398in"/>
      <style:text-properties fo:color="#d4d4d4" style:font-name="Droid Sans Mono" fo:font-size="12.75pt" fo:font-weight="normal" fo:background-color="#1e1e1e"/>
    </style:style>
    <style:style style:name="P6" style:family="paragraph" style:parent-style-name="Standard">
      <style:paragraph-properties fo:text-align="start" style:justify-single-word="false"/>
      <style:text-properties fo:color="#000000" style:font-name="Droid Sans Mono" fo:font-size="12.75pt" fo:font-weight="normal" officeooo:rsid="0005bb6a" officeooo:paragraph-rsid="0005bb6a" fo:background-color="transparen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073d1c" officeooo:paragraph-rsid="00073d1c" style:font-weight-asian="bold" style:font-weight-complex="bold"/>
    </style:style>
    <style:style style:name="P8" style:family="paragraph" style:parent-style-name="Standard">
      <style:paragraph-properties style:line-height-at-least="0.2398in"/>
      <style:text-properties fo:color="#6a9955" style:font-name="Droid Sans Mono" fo:font-size="12.75pt" fo:font-weight="normal" fo:background-color="#1e1e1e"/>
    </style:style>
    <style:style style:name="P9" style:family="paragraph" style:parent-style-name="Standard">
      <style:paragraph-properties fo:text-align="start" style:justify-single-word="false"/>
      <style:text-properties fo:color="#6a9955" style:font-name="Droid Sans Mono" fo:font-size="12.75pt" fo:font-weight="normal" officeooo:rsid="00073d1c" officeooo:paragraph-rsid="00073d1c" fo:background-color="#1e1e1e" style:font-weight-asian="bold" style:font-weight-complex="bold"/>
    </style:style>
    <style:style style:name="P10" style:family="paragraph" style:parent-style-name="Standard">
      <style:paragraph-properties style:line-height-at-least="0.2398in"/>
    </style:style>
    <style:style style:name="T1" style:family="text">
      <style:text-properties fo:color="#569cd6"/>
    </style:style>
    <style:style style:name="T2" style:family="text">
      <style:text-properties fo:color="#d4d4d4" style:font-name="Droid Sans Mono" fo:font-size="12.75pt" fo:font-style="italic" fo:font-weight="normal" fo:background-color="#1e1e1e" loext:char-shading-value="0" style:font-style-asian="italic" style:font-style-complex="italic"/>
    </style:style>
    <style:style style:name="T3" style:family="text">
      <style:text-properties fo:color="#d4d4d4" style:font-name="Droid Sans Mono" fo:font-size="12.75pt" fo:font-style="italic" fo:font-weight="normal" fo:background-color="transparent" loext:char-shading-value="0" style:font-style-asian="italic" style:font-style-complex="italic"/>
    </style:style>
    <style:style style:name="T4" style:family="text">
      <style:text-properties fo:color="#9cdcfe"/>
    </style:style>
    <style:style style:name="T5" style:family="text">
      <style:text-properties fo:color="#9cdcfe" style:font-name="Droid Sans Mono" fo:font-size="12.75pt" fo:font-style="italic" fo:font-weight="normal" fo:background-color="#1e1e1e" loext:char-shading-value="0" style:font-style-asian="italic" style:font-style-complex="italic"/>
    </style:style>
    <style:style style:name="T6" style:family="text">
      <style:text-properties fo:color="#ed1c24"/>
    </style:style>
    <style:style style:name="T7" style:family="text">
      <style:text-properties fo:color="#ed1c24" style:font-name="Droid Sans Mono" fo:font-size="12.75pt" fo:font-style="italic" fo:font-weight="normal" fo:background-color="transparent" loext:char-shading-value="0" style:font-style-asian="italic" style:font-style-complex="italic"/>
    </style:style>
    <style:style style:name="T8" style:family="text">
      <style:text-properties fo:color="#dcdcaa"/>
    </style:style>
    <style:style style:name="T9" style:family="text">
      <style:text-properties fo:color="#dcdcaa" style:font-name="Droid Sans Mono" fo:font-size="12.75pt" fo:font-style="italic" fo:font-weight="normal" fo:background-color="#1e1e1e" loext:char-shading-value="0" style:font-style-asian="italic" style:font-style-complex="italic"/>
    </style:style>
    <style:style style:name="T10" style:family="text">
      <style:text-properties fo:color="#ce9178"/>
    </style:style>
    <style:style style:name="T11" style:family="text">
      <style:text-properties fo:color="#c586c0"/>
    </style:style>
    <style:style style:name="T12" style:family="text">
      <style:text-properties fo:color="#b5cea8"/>
    </style:style>
    <style:style style:name="T13" style:family="text">
      <style:text-properties fo:color="#b5cea8" style:font-name="Droid Sans Mono" fo:font-size="12.75pt" fo:font-style="italic" fo:font-weight="normal" fo:background-color="#1e1e1e" loext:char-shading-value="0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0% 100%"/>
    </style:style>
    <style:style style:name="T16" style:family="text">
      <style:text-properties fo:color="#000000" style:font-name="Droid Sans Mono" fo:font-size="12.75pt" fo:font-style="italic" fo:font-weight="normal" fo:background-color="transparent" loext:char-shading-value="0" style:font-style-asian="italic" style:font-style-complex="italic"/>
    </style:style>
    <style:style style:name="T17" style:family="text">
      <style:text-properties style:font-name="Droid Sans Mono" fo:font-size="12.75pt" fo:font-style="italic" fo:font-weight="normal" fo:background-color="transparent" loext:char-shading-value="0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20(filter)</text:p>
      <text:p text:style-name="P1"/>
      <text:p text:style-name="P2">What is filter ?</text:p>
      <text:p text:style-name="P2"><text:s/></text:p>
      <text:p text:style-name="P2">Nidisto kono data k niye kaj korake filter bole .</text:p>
      <text:p text:style-name="P2"/>
      <text:p text:style-name="P2"/>
      <text:p text:style-name="P3">Filter korar main bisoy holo aita Globally declared korte hoy.</text:p>
      <text:p text:style-name="P3">Kono kiso Globally Diclared korte hole seita Main.js <text:s/>e Diclared korte hoy</text:p>
      <text:p text:style-name="P3"/>
      <text:p text:style-name="P3"/>
      <text:p text:style-name="P3">First Step:</text:p>
      <text:p text:style-name="P3"/>
      <text:p text:style-name="P3">Select Which data You want to edit :</text:p>
      <text:p text:style-name="P3"/>
      <text:p text:style-name="P6">&lt;p&gt;{{post.body | <text:span text:style-name="T6">snippets</text:span>}}&lt;/p&gt;</text:p>
      <text:p text:style-name="P6"/>
      <text:p text:style-name="P6">Ekhane Snippets kinba j kono name amra dite pari.</text:p>
      <text:p text:style-name="P6"/>
      <text:p text:style-name="P6">Second Step:</text:p>
      <text:p text:style-name="P6"/>
      <text:p text:style-name="P4">Go to main.js file</text:p>
      <text:p text:style-name="P4"/>
      <text:p text:style-name="P9">// Globally Filter Created</text:p>
      <text:p text:style-name="P8">// if condition </text:p>
      <text:p text:style-name="P5"><text:span text:style-name="T4">Vue</text:span>.<text:span text:style-name="T8">filter</text:span>(<text:span text:style-name="T10">'snippet'</text:span> , <text:span text:style-name="T4">value</text:span><text:span text:style-name="T1">=&gt;</text:span>{</text:p>
      <text:p text:style-name="P5"><text:span text:style-name="T11">if</text:span>(!<text:span text:style-name="T4">value</text:span> || <text:span text:style-name="T1">typeof</text:span>(<text:span text:style-name="T4">value</text:span>) != <text:span text:style-name="T10">'string'</text:span>) <text:span text:style-name="T11">return</text:span> <text:span text:style-name="T10">' '</text:span></text:p>
      <text:p text:style-name="P10"/>
      <text:p text:style-name="P8">// else </text:p>
      <text:p text:style-name="P5"><text:span text:style-name="T4">value</text:span> = <text:span text:style-name="T4">value</text:span>.<text:span text:style-name="T8">slice</text:span>(<text:span text:style-name="T12">0</text:span>,<text:span text:style-name="T12">50</text:span>)</text:p>
      <text:p text:style-name="P5"><text:span text:style-name="T11">return</text:span> <text:span text:style-name="T4">value</text:span></text:p>
      <text:p text:style-name="P5">})</text:p>
      <text:p text:style-name="P4"/>
      <text:p text:style-name="P4"/>
      <text:p text:style-name="P4">1. vue.filter (‘’,’’), <text:s text:c="10"/>vue filter e 2 ta paramiter use kora hoy 1<text:span text:style-name="T14">st</text:span> paramiter is name (snippet) ja amra hook.vue te declared koresi. 2<text:span text:style-name="T14">nd</text:span> paramiter hobe value .</text:p>
      <text:p text:style-name="P4">2. <text:span text:style-name="T7">f(!value || typeof(value) != 'string') return ' <text:s/></text:span><text:span text:style-name="T16">, ekhane bola hoyese</text:span></text:p>
      <text:p text:style-name="P7"><text:span text:style-name="T17">jodi value khali hoy or string type na hoy tahole return khali .</text:span></text:p>
      <text:p text:style-name="P7"><text:span text:style-name="T17">3. vue te else main js a eivabe dite hoy.</text:span></text:p>
      <text:p text:style-name="P7"><text:span text:style-name="T17">4. </text:span><text:span text:style-name="T5">value</text:span><text:span text:style-name="T2"> = </text:span><text:span text:style-name="T5">value</text:span><text:span text:style-name="T2">.</text:span><text:span text:style-name="T9">slice</text:span><text:span text:style-name="T2">(</text:span><text:span text:style-name="T13">0</text:span><text:span text:style-name="T2">,</text:span><text:span text:style-name="T13">50</text:span><text:span text:style-name="T2">) , </text:span><text:span text:style-name="T17">ekhane bola hoyese value er man hobe 0 theke suru and 50 sorbucc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Bengali1" svg:font-family="'Noto Sans Bengal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engali" svg:font-family="'Noto Sans Bengal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Bengali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Bengali" style:font-size-complex="12pt" style:language-complex="bn" style:country-complex="BD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Bengali" style:font-family-complex="'Noto Sans Bengal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Bengali1" style:font-family-complex="'Noto Sans Bengal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Bengali1" style:font-family-complex="'Noto Sans Bengal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Bengali1" style:font-family-complex="'Noto Sans Bengal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02:03:26.367306563</meta:creation-date>
    <dc:date>2020-04-21T02:25:53.388540562</dc:date>
    <meta:editing-duration>PT35S</meta:editing-duration>
    <meta:editing-cycles>1</meta:editing-cycles>
    <meta:document-statistic meta:table-count="0" meta:image-count="0" meta:object-count="0" meta:page-count="1" meta:paragraph-count="25" meta:word-count="172" meta:character-count="986" meta:non-whitespace-character-count="823"/>
    <meta:generator>LibreOffice/6.0.7.3$Linux_X86_64 LibreOffice_project/00m0$Build-3</meta:generator>
  </office:meta>
</office:document-meta>
</file>